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1.0625in"/>
    </style:style>
    <style:style style:name="Table2.E" style:family="table-column">
      <style:table-column-properties style:column-width="0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0625in"/>
    </style:style>
    <style:style style:name="Table3.E" style:family="table-column">
      <style:table-column-properties style:column-width="0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1.0625in"/>
    </style:style>
    <style:style style:name="Table4.E" style:family="table-column">
      <style:table-column-properties style:column-width="0.9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f7048" officeooo:paragraph-rsid="000f7048"/>
    </style:style>
    <style:style style:name="P3" style:family="paragraph" style:parent-style-name="Standard">
      <style:text-properties officeooo:rsid="000f7048" officeooo:paragraph-rsid="000fa83e"/>
    </style:style>
    <style:style style:name="P4" style:family="paragraph" style:parent-style-name="Standard">
      <style:text-properties fo:font-weight="bold" officeooo:rsid="000f7048" officeooo:paragraph-rsid="000f7048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f97ce" officeooo:paragraph-rsid="000f97ce" style:font-weight-asian="bold" style:font-weight-complex="bold"/>
    </style:style>
    <style:style style:name="P6" style:family="paragraph" style:parent-style-name="Standard">
      <style:text-properties officeooo:rsid="000fa83e" officeooo:paragraph-rsid="000fa83e"/>
    </style:style>
    <style:style style:name="P7" style:family="paragraph" style:parent-style-name="Standard">
      <style:text-properties fo:font-style="italic" officeooo:rsid="000fa83e" officeooo:paragraph-rsid="000fa83e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fa83e" officeooo:paragraph-rsid="000fa83e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fa83e" officeooo:paragraph-rsid="000f7048" style:font-style-asian="italic" style:font-style-complex="italic"/>
    </style:style>
    <style:style style:name="P10" style:family="paragraph" style:parent-style-name="Standard">
      <style:paragraph-properties fo:break-before="page"/>
      <style:text-properties officeooo:rsid="000f7048" officeooo:paragraph-rsid="000f7048"/>
    </style:style>
    <style:style style:name="T1" style:family="text">
      <style:text-properties officeooo:rsid="000f97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83e" style:font-weight-asian="bold" style:font-weight-complex="bold"/>
    </style:style>
    <style:style style:name="T4" style:family="text">
      <style:text-properties officeooo:rsid="000fa83e"/>
    </style:style>
    <style:style style:name="T5" style:family="text">
      <style:text-properties officeooo:rsid="001144fa"/>
    </style:style>
    <style:style style:name="T6" style:family="text">
      <style:text-properties style:text-position="sub 58%" officeooo:rsid="001144fa" style:font-size-asian="10.5pt"/>
    </style:style>
    <style:style style:name="T7" style:family="text">
      <style:text-properties style:text-position="sub 58%" officeooo:rsid="001144fa"/>
    </style:style>
    <style:style style:name="T8" style:family="text">
      <style:text-properties officeooo:rsid="00130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olítica Comparada II<text:line-break/><text:span text:style-name="T1">Otoño 2015<text:line-break/>Examen final</text:span></text:p>
          </table:table-cell>
          <table:table-cell table:style-name="Table1.A1" office:value-type="string">
            <text:p text:style-name="P5">Clave única _________________</text:p>
          </table:table-cell>
        </table:table-row>
      </table:table>
      <text:p text:style-name="P4"/>
      <text:p text:style-name="P4">Obtenga los resultados de la elección general canadiense reciente de http://enr.elections.ca. Analice la información para contestar las siguie<text:span text:style-name="T4">n</text:span>tes preguntas. El trabajo es individual y deberá entregarse, en mi oficina, el miércoles 9 de diciembre a las 12 del día. ¡Mucha suerte!</text:p>
      <text:p text:style-name="P4"/>
      <text:p text:style-name="P2">1. (0.<text:span text:style-name="T4">25</text:span> punto) ¿Cuántos distritos tiene cada provincia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(1 punto) Usando el índice Laakso-Taagepera, obtenga el número efectivo de partidos electorales a nivel nacional y el del distrito mediano.</text:p>
      <text:p text:style-name="P2"/>
      <text:p text:style-name="P2"/>
      <text:p text:style-name="P2"><text:tab/>NEPE nacional =<text:tab/><text:tab/><text:tab/><text:tab/>NEPE distrito mediano = </text:p>
      <text:p text:style-name="P2"/>
      <text:p text:style-name="P2"/>
      <text:p text:style-name="P2">3. (0.2<text:span text:style-name="T4">5</text:span> punto) Simplifique los datos reteniendo en la base sólo a los candidatos de partidos que hayan obtenido 1% del voto nacional <text:span text:style-name="T4">o</text:span> ganado por lo menos un distrito. ¿Qué partidos subsisten?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Sume nuevamente las votaciones totales y l</text:span><text:span text:style-name="T3">a proporción </text:span><text:span text:style-name="T2">del voto (</text:span><text:span text:style-name="T3">de cada distrito y </text:span><text:span text:style-name="T2">nacional</text:span><text:span text:style-name="T3">es</text:span><text:span text:style-name="T2">) de modo que reflejen sólo los sufragios de los candidatos </text:span><text:span text:style-name="T3">de partidos </text:span><text:span text:style-name="T2">no eliminados en el paso anterior. De aquí en adelante usará la base de datos simplificada.</text:span></text:p>
      <text:p text:style-name="P2"/>
      <text:p text:style-name="P2"><text:span text:style-name="T4">4</text:span>. (<text:span text:style-name="T8">1.5</text:span> puntos) Reporte el total nacional y la proporción nacional de votos y escaños de cada partido. ¿Cuál es el número efectivo de partidos legislativos?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9">Absolutos</text:p>
          </table:table-cell>
          <table:covered-table-cell/>
          <table:table-cell table:style-name="Table2.D1" table:number-columns-spanned="2" office:value-type="string">
            <text:p text:style-name="P9">Relativos</text:p>
          </table:table-cell>
          <table:covered-table-cell/>
        </table:table-row>
        <table:table-row>
          <table:table-cell table:style-name="Table2.A2" office:value-type="string">
            <text:p text:style-name="P7">Partido</text:p>
          </table:table-cell>
          <table:table-cell table:style-name="Table2.A2" office:value-type="string">
            <text:p text:style-name="P8">votos</text:p>
          </table:table-cell>
          <table:table-cell table:style-name="Table2.A2" office:value-type="string">
            <text:p text:style-name="P8">escaños</text:p>
          </table:table-cell>
          <table:table-cell table:style-name="Table2.A2" office:value-type="string">
            <text:p text:style-name="P8">votos</text:p>
          </table:table-cell>
          <table:table-cell table:style-name="Table2.E2" office:value-type="string">
            <text:p text:style-name="P8">escaños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6"><text:tab/>NEPL<text:span text:style-name="T6">FPTP</text:span> = </text:p>
      <text:p text:style-name="P2"/>
      <text:p text:style-name="P2"/>
      <text:p text:style-name="P2"/>
      <text:p text:style-name="P2"><text:span text:style-name="T4">5</text:span>. (<text:span text:style-name="T4">3</text:span> puntos) Suponiendo que cada provincia fuera un distrito con magnitud igual al número de distritos que tiene actualmente (de la pregunta 1), obtenga la asignación de escaños que le corresponde<text:span text:style-name="T5">ría</text:span> a cada partido en cada provincia con divisor D'Hondt. ¿Cuáles serían los números absolutos y relativos de escaños correspondiente a cada partido? ¿Cuál sería el número efectivo de partidos legislativos?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8">Absolutos</text:p>
          </table:table-cell>
          <table:covered-table-cell/>
          <table:table-cell table:style-name="Table3.D1" table:number-columns-spanned="2" office:value-type="string">
            <text:p text:style-name="P8">Relativos</text:p>
          </table:table-cell>
          <table:covered-table-cell/>
        </table:table-row>
        <table:table-row>
          <table:table-cell table:style-name="Table3.A2" office:value-type="string">
            <text:p text:style-name="P7">Partido</text:p>
          </table:table-cell>
          <table:table-cell table:style-name="Table3.A2" office:value-type="string">
            <text:p text:style-name="P8">votos</text:p>
          </table:table-cell>
          <table:table-cell table:style-name="Table3.A2" office:value-type="string">
            <text:p text:style-name="P8">escaños</text:p>
          </table:table-cell>
          <table:table-cell table:style-name="Table3.A2" office:value-type="string">
            <text:p text:style-name="P8">votos</text:p>
          </table:table-cell>
          <table:table-cell table:style-name="Table3.E2" office:value-type="string">
            <text:p text:style-name="P8">escaños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E2" office:value-type="string">
            <text:p text:style-name="P3"/>
          </table:table-cell>
        </table:table-row>
      </table:table>
      <text:p text:style-name="P3"/>
      <text:p text:style-name="P3"/>
      <text:p text:style-name="P3"/>
      <text:p text:style-name="P6"><text:tab/>NEPL<text:span text:style-name="T7">D'Hondt</text:span> = </text:p>
      <text:p text:style-name="P3"/>
      <text:p text:style-name="P10"><text:span text:style-name="T4">6</text:span>. (<text:span text:style-name="T4">3</text:span> puntos) Obtenga el número de escaños de cada partido <text:span text:style-name="T5">y número efectivo de partidos legislativos </text:span>suponiendo ahora un sistema mixto, parecido al mexicano. Esto es, además de los distritos FPTP actuales, cada provincia sería un distrito plurinominal de segundo nivel con magnitud igual a dos terceras partes de los MPs que elije actualmente la provincia (de la pregunta 1, fracciones redondeadas al entero superior) y sistema Hare de restos mayores. </text:p>
      <text:p text:style-name="P2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8">Absolutos</text:p>
          </table:table-cell>
          <table:covered-table-cell/>
          <table:table-cell table:style-name="Table4.D1" table:number-columns-spanned="2" office:value-type="string">
            <text:p text:style-name="P8">Relativos</text:p>
          </table:table-cell>
          <table:covered-table-cell/>
        </table:table-row>
        <table:table-row>
          <table:table-cell table:style-name="Table4.A2" office:value-type="string">
            <text:p text:style-name="P7">Partido</text:p>
          </table:table-cell>
          <table:table-cell table:style-name="Table4.A2" office:value-type="string">
            <text:p text:style-name="P8">votos</text:p>
          </table:table-cell>
          <table:table-cell table:style-name="Table4.A2" office:value-type="string">
            <text:p text:style-name="P8">escaños</text:p>
          </table:table-cell>
          <table:table-cell table:style-name="Table4.A2" office:value-type="string">
            <text:p text:style-name="P8">votos</text:p>
          </table:table-cell>
          <table:table-cell table:style-name="Table4.E2" office:value-type="string">
            <text:p text:style-name="P8">escaños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E2" office:value-type="string">
            <text:p text:style-name="P3"/>
          </table:table-cell>
        </table:table-row>
      </table:table>
      <text:p text:style-name="P3"/>
      <text:p text:style-name="P3"/>
      <text:p text:style-name="P6"><text:tab/>NEP<text:span text:style-name="T5">L</text:span><text:span text:style-name="T7">mixto</text:span> = </text:p>
      <text:p text:style-name="P3"/>
      <text:p text:style-name="P3"/>
      <text:p text:style-name="P2"><text:span text:style-name="T4">7</text:span>. (1 punto) Haga una gráfica en la que aparezcan, para cada partido y sistema electoral analizado, la relación entre la proporción de votos (eje de las X) y la proporción de escaños (eje de las Y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5:46:12.379826954</meta:creation-date>
    <dc:date>2015-11-30T09:23:53.910053590</dc:date>
    <meta:editing-duration>PT7M15S</meta:editing-duration>
    <meta:editing-cycles>5</meta:editing-cycles>
    <meta:generator>LibreOffice/4.2.8.2$Linux_X86_64 LibreOffice_project/420m0$Build-2</meta:generator>
    <meta:document-statistic meta:table-count="4" meta:image-count="0" meta:object-count="0" meta:page-count="3" meta:paragraph-count="37" meta:word-count="389" meta:character-count="2445" meta:non-whitespace-character-count="2079"/>
  </office:meta>
</office:document-meta>
</file>